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 fo:text-align="center" style:page-number="1"/>
    </style:style>
    <style:style style:name="T2" style:parent-style-name="DefaultParagraphFont" style:family="text">
      <style:text-properties style:font-name="Times New Roman" style:font-name-complex="Times New Roman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4" style:parent-style-name="DefaultParagraphFont" style:family="text">
      <style:text-properties style:font-name="Times New Roman" style:font-name-complex="Times New Roman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fo:color="#666666"/>
    </style:style>
    <style:style style:name="T7" style:parent-style-name="DefaultParagraphFont" style:family="text">
      <style:text-properties style:font-name="Times New Roman" style:font-name-complex="Times New Roman"/>
    </style:style>
    <style:style style:name="T8" style:parent-style-name="DefaultParagraphFont" style:family="text">
      <style:text-properties style:font-name="Times New Roman" style:font-name-complex="Times New Roman" fo:color="#156082"/>
    </style:style>
    <style:style style:name="T9" style:parent-style-name="DefaultParagraphFont" style:family="text">
      <style:text-properties style:font-name="Times New Roman" style:font-name-complex="Times New Roman"/>
    </style:style>
    <style:style style:name="P10" style:parent-style-name="Standard" style:family="paragraph">
      <style:paragraph-properties fo:text-align="center"/>
    </style:style>
    <style:style style:name="T11" style:parent-style-name="DefaultParagraphFont" style:family="text">
      <style:text-properties style:font-name="Times New Roman" style:font-name-complex="Times New Roman" fo:color="#156082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 fo:color="#156082"/>
    </style:style>
    <style:style style:name="T13" style:parent-style-name="DefaultParagraphFont" style:family="text">
      <style:text-properties style:font-name="Times New Roman" style:font-name-complex="Times New Roman" fo:font-weight="bold" style:font-weight-asian="bold" fo:color="#666666"/>
    </style:style>
    <style:style style:name="T14" style:parent-style-name="DefaultParagraphFont" style:family="text">
      <style:text-properties style:font-name="Times New Roman" style:font-name-complex="Times New Roman" fo:color="#156082"/>
    </style:style>
    <style:style style:name="T15" style:parent-style-name="DefaultParagraphFont" style:family="text">
      <style:text-properties style:font-name="Times New Roman" style:font-name-complex="Times New Roman" fo:color="#156082"/>
    </style:style>
    <style:style style:name="T16" style:parent-style-name="DefaultParagraphFont" style:family="text">
      <style:text-properties style:font-name="Times New Roman" style:font-name-complex="Times New Roman"/>
    </style:style>
    <style:style style:name="T17" style:parent-style-name="Hyperlink" style:family="text">
      <style:text-properties style:font-name="Times New Roman" style:font-name-complex="Times New Roman" fo:color="#156082" style:text-underline-type="none"/>
    </style:style>
    <style:style style:name="T18" style:parent-style-name="DefaultParagraphFont" style:family="text">
      <style:text-properties style:font-name="Times New Roman" style:font-name-complex="Times New Roman" fo:color="#156082"/>
    </style:style>
    <style:style style:name="T19" style:parent-style-name="DefaultParagraphFont" style:family="text">
      <style:text-properties style:font-name="Times New Roman" style:font-name-complex="Times New Roman" fo:font-weight="bold" style:font-weight-asian="bold"/>
    </style:style>
    <style:style style:name="P2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1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22" style:parent-style-name="Standard" style:family="paragraph">
      <style:paragraph-properties fo:text-align="justify"/>
    </style:style>
    <style:style style:name="T2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4" style:parent-style-name="DefaultParagraphFont" style:family="text">
      <style:text-properties style:font-name="Times New Roman" style:font-name-complex="Times New Roman"/>
    </style:style>
    <style:style style:name="P25" style:parent-style-name="Standard" style:family="paragraph">
      <style:paragraph-properties fo:text-align="justify"/>
    </style:style>
    <style:style style:name="T2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7" style:parent-style-name="DefaultParagraphFont" style:family="text">
      <style:text-properties style:font-name="Times New Roman" style:font-name-complex="Times New Roman"/>
    </style:style>
    <style:style style:name="P28" style:parent-style-name="Standard" style:family="paragraph">
      <style:paragraph-properties fo:text-align="justify"/>
    </style:style>
    <style:style style:name="T2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0" style:parent-style-name="DefaultParagraphFont" style:family="text">
      <style:text-properties style:font-name="Times New Roman" style:font-name-complex="Times New Roman"/>
    </style:style>
    <style:style style:name="P31" style:parent-style-name="Standard" style:family="paragraph">
      <style:paragraph-properties fo:text-align="justify"/>
    </style:style>
    <style:style style:name="T3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3" style:parent-style-name="DefaultParagraphFont" style:family="text">
      <style:text-properties style:font-name="Times New Roman" style:font-name-complex="Times New Roman"/>
    </style:style>
    <style:style style:name="T3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35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6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7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8" style:parent-style-name="Standard" style:family="paragraph">
      <style:text-properties style:font-name="Times New Roman" style:font-name-complex="Times New Roman"/>
    </style:style>
    <style:style style:name="P39" style:parent-style-name="Standard" style:family="paragraph">
      <style:text-properties style:font-name="Times New Roman" style:font-name-complex="Times New Roman"/>
    </style:style>
    <style:style style:name="P40" style:parent-style-name="Standard" style:family="paragraph">
      <style:text-properties style:font-name="Times New Roman" style:font-name-complex="Times New Roman"/>
    </style:style>
    <style:style style:name="P41" style:parent-style-name="Standard" style:family="paragraph">
      <style:text-properties style:font-name="Times New Roman" style:font-name-complex="Times New Roman"/>
    </style:style>
    <style:style style:name="P42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4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0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51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5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8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59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60" style:parent-style-name="ListParagraph" style:family="paragraph">
      <style:text-properties style:font-name="Times New Roman" style:font-name-complex="Times New Roman"/>
    </style:style>
    <style:style style:name="P61" style:parent-style-name="ListParagraph" style:family="paragraph">
      <style:text-properties style:font-name="Times New Roman" style:font-name-complex="Times New Roman"/>
    </style:style>
    <style:style style:name="P62" style:parent-style-name="ListParagraph" style:family="paragraph">
      <style:text-properties style:font-name="Times New Roman" style:font-name-complex="Times New Roman"/>
    </style:style>
    <style:style style:name="P63" style:parent-style-name="ListParagraph" style:family="paragraph">
      <style:text-properties style:font-name="Times New Roman" style:font-name-complex="Times New Roman"/>
    </style:style>
    <style:style style:name="P6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5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6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9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7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2" style:parent-style-name="ListParagraph" style:family="paragraph">
      <style:text-properties style:font-name="Times New Roman" style:font-name-complex="Times New Roman"/>
    </style:style>
    <style:style style:name="P73" style:parent-style-name="Standard" style:family="paragraph">
      <style:paragraph-properties fo:text-align="justify" fo:margin-left="0.5in">
        <style:tab-stops/>
      </style:paragraph-properties>
      <style:text-properties style:font-name="Times New Roman" style:font-name-complex="Times New Roman"/>
    </style:style>
    <style:style style:name="P74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7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7" style:parent-style-name="ListParagraph" style:family="paragraph">
      <style:text-properties style:font-name="Times New Roman" style:font-name-complex="Times New Roman"/>
    </style:style>
    <style:style style:name="T7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9" style:parent-style-name="DefaultParagraphFont" style:family="text">
      <style:text-properties style:font-name="Times New Roman" style:font-name-complex="Times New Roman" fo:font-weight="bold" style:font-weight-asian="bold"/>
    </style:style>
    <style:style style:name="T80" style:parent-style-name="DefaultParagraphFont" style:family="text">
      <style:text-properties style:font-name="Times New Roman" style:font-name-complex="Times New Roman" fo:font-weight="bold" style:font-weight-asian="bold"/>
    </style:style>
    <style:style style:name="T81" style:parent-style-name="DefaultParagraphFont" style:family="text">
      <style:text-properties style:font-name="Times New Roman" style:font-name-complex="Times New Roman" fo:font-weight="bold" style:font-weight-asian="bold"/>
    </style:style>
    <style:style style:name="T82" style:parent-style-name="DefaultParagraphFont" style:family="text">
      <style:text-properties style:font-name="Times New Roman" style:font-name-complex="Times New Roman" fo:font-weight="bold" style:font-weight-asian="bold" style:text-position="super 63.6%"/>
    </style:style>
    <style:style style:name="T83" style:parent-style-name="DefaultParagraphFont" style:family="text">
      <style:text-properties style:font-name="Times New Roman" style:font-name-complex="Times New Roman" fo:font-weight="bold" style:font-weight-asian="bold"/>
    </style:style>
    <style:style style:name="T84" style:parent-style-name="DefaultParagraphFont" style:family="text">
      <style:text-properties style:font-name="Times New Roman" style:font-name-complex="Times New Roman" fo:font-weight="bold" style:font-weight-asian="bold"/>
    </style:style>
    <style:style style:name="T85" style:parent-style-name="DefaultParagraphFont" style:family="text">
      <style:text-properties style:font-name="Times New Roman" style:font-name-complex="Times New Roman" fo:font-weight="bold" style:font-weight-asian="bold"/>
    </style:style>
    <style:style style:name="P86" style:parent-style-name="Standard" style:family="paragraph">
      <style:text-properties style:font-name="Times New Roman" style:font-name-complex="Times New Roman"/>
    </style:style>
    <style:style style:name="P87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88" style:parent-style-name="Standard" style:family="paragraph">
      <style:text-properties style:font-name="Times New Roman" style:font-name-complex="Times New Roman"/>
    </style:style>
    <style:style style:name="P89" style:parent-style-name="Standard" style:family="paragraph">
      <style:text-properties style:font-name="Times New Roman" style:font-name-complex="Times New Roman"/>
    </style:style>
    <style:style style:name="P90" style:parent-style-name="Standard" style:family="paragraph">
      <style:text-properties style:font-name="Times New Roman" style:font-name-complex="Times New Roman"/>
    </style:style>
    <style:style style:name="P91" style:parent-style-name="Standard" style:family="paragraph">
      <style:text-properties style:font-name="Times New Roman" style:font-name-complex="Times New Roman"/>
    </style:style>
    <style:style style:name="P92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93" style:parent-style-name="Standard" style:family="paragraph">
      <style:text-properties style:font-name="Times New Roman" style:font-name-complex="Times New Roman"/>
    </style:style>
    <style:style style:name="P94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95" style:parent-style-name="Standard" style:family="paragraph">
      <style:text-properties style:font-name="Times New Roman" style:font-name-complex="Times New Roman"/>
    </style:style>
    <style:style style:name="P96" style:parent-style-name="Standard" style:family="paragraph">
      <style:text-properties style:font-name="Times New Roman" style:font-name-complex="Times New Roman"/>
    </style:style>
    <style:style style:name="P97" style:parent-style-name="Standard" style:family="paragraph">
      <style:text-properties style:font-name="Times New Roman" style:font-name-complex="Times New Roman"/>
    </style:style>
    <style:style style:name="P98" style:parent-style-name="Standard" style:family="paragraph">
      <style:text-properties style:font-name="Times New Roman" style:font-name-complex="Times New Roman"/>
    </style:style>
    <style:style style:name="P99" style:parent-style-name="Standard" style:family="paragraph">
      <style:text-properties style:font-name="Times New Roman" style:font-name-complex="Times New Roman"/>
    </style:style>
    <style:style style:name="P100" style:parent-style-name="Standard" style:family="paragraph">
      <style:text-properties style:font-name="Times New Roman" style:font-name-complex="Times New Roman"/>
    </style:style>
    <style:style style:name="P101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102" style:parent-style-name="Standard" style:family="paragraph">
      <style:text-properties style:font-name="Times New Roman" style:font-name-complex="Times New Roman"/>
    </style:style>
    <style:style style:name="P103" style:parent-style-name="Standard" style:family="paragraph">
      <style:text-properties style:font-name="Times New Roman" style:font-name-complex="Times New Roman"/>
    </style:style>
    <style:style style:name="P104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105" style:parent-style-name="Standard" style:family="paragraph">
      <style:text-properties style:font-name="Times New Roman" style:font-name-complex="Times New Roman"/>
    </style:style>
    <style:style style:name="P106" style:parent-style-name="Standard" style:family="paragraph">
      <style:text-properties style:font-name="Times New Roman" style:font-name-complex="Times New Roman"/>
    </style:style>
    <style:style style:name="P107" style:parent-style-name="Standard" style:family="paragraph">
      <style:text-properties style:font-name="Times New Roman" style:font-name-complex="Times New Roman"/>
    </style:style>
    <style:style style:name="P108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109" style:parent-style-name="Standard" style:family="paragraph">
      <style:text-properties style:font-name="Times New Roman" style:font-name-complex="Times New Roman"/>
    </style:style>
    <style:style style:name="P110" style:parent-style-name="Standard" style:family="paragraph">
      <style:text-properties style:font-name="Times New Roman" style:font-name-complex="Times New Roman"/>
    </style:style>
    <style:style style:name="P111" style:parent-style-name="Standard" style:family="paragraph">
      <style:text-properties style:font-name="Times New Roman" style:font-name-complex="Times New Roman"/>
    </style:style>
  </office:automatic-styles>
  <office:body>
    <office:text text:use-soft-page-breaks="true">
      <text:h text:style-name="P1" text:outline-level="1"><text:span text:style-name="T2">Nduvho Edward<text:s/></text:span><text:span text:style-name="T3">Ramashia</text:span><text:span text:style-name="T4"><text:s text:c="2"/></text:span></text:h>
      <text:p text:style-name="P5"><text:span text:style-name="T6">063 853 3355</text:span><text:span text:style-name="T7"><text:s/>|<text:s/></text:span><text:a xlink:href="mailto:Nduvho.Ramashia@gmail.com" office:target-frame-name="_top" xlink:show="replace"><text:span text:style-name="T8">Nduvho.Ramashia@gmail.com</text:span></text:a><text:span text:style-name="T9"><text:s/>| Johannesburg</text:span></text:p>
      <text:p text:style-name="P10"><text:a xlink:href="https://github.com/NduvhoEdward" office:target-frame-name="_top" xlink:show="replace"><text:span text:style-name="T11">Github</text:span></text:a><text:span text:style-name="T12"><text:s/></text:span><text:span text:style-name="T13">|<text:s/></text:span><text:a xlink:href="https://www.linkedin.com/in/nduvhoedward" office:target-frame-name="_top" xlink:show="replace"><text:span text:style-name="T14">LinkedIn</text:span></text:a><text:span text:style-name="T15"><text:s/></text:span><text:span text:style-name="T16">|<text:s/></text:span><text:a xlink:href="https://www.selah.net.za/" office:target-frame-name="_top" xlink:show="replace"><text:span text:style-name="T17">Website</text:span></text:a><text:span text:style-name="T18"><text:s/></text:span></text:p>
      <text:h text:style-name="Heading2" text:outline-level="2"><text:span text:style-name="T19">Professional Summary</text:span></text:h>
      <text:p text:style-name="P20">Final-year Electrical &amp; Information Engineering student with hands-on experience in embedded systems development, firmware design in C/C++, PCB design and prototyping, circuit testing, and R&amp;D instrumentation. Proven ability to take projects from concept to prototype, including firmware, wireless communication, and interface design. Nationally awarded for computing, high-performance computing (HPC), and data science, demonstrating strong problem-solving skills and a solid mathematical foundation. Successful in both solo and collaborative engineering projects, with a deep passion for embedded electronics research and development.<text:s/></text:p>
      <text:h text:style-name="P21" text:outline-level="2">Technical Skills</text:h>
      <text:list text:style-name="LFO3" text:continue-numbering="true">
        <text:list-item>
          <text:p text:style-name="P22"><text:span text:style-name="T23">Programming Languages:</text:span><text:span text:style-name="T24"><text:s/>C, C++, Python, AVR Assembly, Matlab, JavaScript, HTML/CSS</text:span></text:p>
        </text:list-item>
        <text:list-item>
          <text:p text:style-name="P25"><text:span text:style-name="T26">Tools:</text:span><text:span text:style-name="T27"><text:s/>VS Code, Git, LTspice, Proteus Design Suite, Autodesk Eagle, Fusion 360, Matlab, LOGO Soft Comfort, Microsoft Excel, Power BI</text:span></text:p>
        </text:list-item>
        <text:list-item>
          <text:p text:style-name="P28"><text:span text:style-name="T29">Hardware:</text:span><text:span text:style-name="T30"><text:s/>STM32, Atmel AVR, ESP32, Siemens LOGO PLC, Oscilloscopes, Multimeters, Soldering (through-hole &amp; basic SMD), Circuit Debugging &amp; Repair</text:span></text:p>
        </text:list-item>
        <text:list-item>
          <text:p text:style-name="P31"><text:span text:style-name="T32">Platforms:</text:span><text:span text:style-name="T33"><text:s/>Linux (various distros + CLI), Windows.<text:s/></text:span></text:p>
        </text:list-item>
      </text:list>
      <text:h text:style-name="Heading2" text:outline-level="2"><text:span text:style-name="T34">Experience</text:span></text:h>
      <text:p text:style-name="P35"/>
      <text:p text:style-name="P36">Assistant to the Services Manager, Integrated Mining Technologies - Kuruman Auto <text:s text:c="5"/></text:p>
      <text:p text:style-name="P37">December 2024 – January 2025</text:p>
      <text:list text:style-name="LFO4" text:continue-numbering="true">
        <text:list-item>
          <text:p text:style-name="P38">Developed an Excel-based job card system to streamline service reporting, eliminate redundant data entry, and standardize data capture.</text:p>
        </text:list-item>
        <text:list-item>
          <text:p text:style-name="P39">Analyzed service data to identify failure trends and process bottlenecks, leading to improved maintenance planning and resource utilization.</text:p>
        </text:list-item>
        <text:list-item>
          <text:p text:style-name="P40">Leveraged engineering KPIs (e.g., MTTR, MTBF) to evaluate system performance and support data-driven strategies that reduced downtime and operational costs.</text:p>
        </text:list-item>
      </text:list>
      <text:p text:style-name="P41"/>
      <text:p text:style-name="P42">Junior Electrical Engineer (Part-time), iMining (Pty) Ltd <text:s text:c="53"/>February 2024 – May 2024</text:p>
      <text:list text:style-name="LFO5" text:continue-numbering="true">
        <text:list-item>
          <text:p text:style-name="P43">Designed and programmed firmware (C/C++) for an inductive piston position measurement system, supporting integration and reducing component costs.</text:p>
        </text:list-item>
        <text:list-item>
          <text:p text:style-name="P44">Designed and implemented a communication port extender using an STM32 microcontroller to drive RS485 and CAN buses, enabling external device interfacing.</text:p>
        </text:list-item>
        <text:list-item>
          <text:p text:style-name="P45">Developed and tested custom PCBs for embedded measurement and control applications.</text:p>
        </text:list-item>
        <text:list-item>
          <text:p text:style-name="P46">Performed circuit diagnosis and fault finding during prototype bring-up and lab testing.</text:p>
        </text:list-item>
        <text:list-item>
          <text:p text:style-name="P47">Assembled and soldered PCB prototypes (through-hole and SMD) as part of system prototyping and debugging.</text:p>
        </text:list-item>
        <text:list-item>
          <text:p text:style-name="P48">Collaborated with cross-functional engineering teams to align hardware and firmware specifications.</text:p>
        </text:list-item>
      </text:list>
      <text:p text:style-name="P49"/>
      <text:p text:style-name="P50"/>
      <text:soft-page-break/>
      <text:p text:style-name="P51">Student Electrical Engineer, iMining (Pty) Ltd <text:s text:c="8"/><text:tab/><text:s/><text:tab/><text:tab/><text:tab/><text:tab/>December 2023 - January 2024</text:p>
      <text:list text:style-name="LFO5" text:continue-numbering="true">
        <text:list-item>
          <text:p text:style-name="P52">Designed a sensor-driven PCB measurement system for explosive substances, replacing manual methods and improving safety and accuracy.</text:p>
        </text:list-item>
        <text:list-item>
          <text:p text:style-name="P53">Integrated pressure and flow sensors to automate tank level tracking and dispensing.</text:p>
        </text:list-item>
        <text:list-item>
          <text:p text:style-name="P54">Created schematics in Autodesk Eagle and mechanical models in Fusion 360 for electromechanical integration.</text:p>
        </text:list-item>
        <text:list-item>
          <text:p text:style-name="P55">Built and soldered system prototypes for hardware validation, testing, and calibration.</text:p>
        </text:list-item>
        <text:list-item>
          <text:p text:style-name="P56">Developed a web-based interface for remote monitoring and wireless system testing.</text:p>
        </text:list-item>
        <text:list-item>
          <text:p text:style-name="P57">Assisted with firmware, PCB testing, and diagnostics during prototyping phases.</text:p>
        </text:list-item>
      </text:list>
      <text:p text:style-name="P58"/>
      <text:p text:style-name="P59">Undergraduate Research Assistant, Wits of School of Electrical and Information Engineering <text:s text:c="9"/>June - July 2023</text:p>
      <text:list text:style-name="LFO5" text:continue-numbering="true">
        <text:list-item>
          <text:p text:style-name="P60">Supported research on programmable LED lighting systems used in mosquito breeding experiments.</text:p>
        </text:list-item>
        <text:list-item>
          <text:p text:style-name="P61">Performed fault-finding and circuit diagnosis on laboratory equipment.</text:p>
        </text:list-item>
        <text:list-item>
          <text:p text:style-name="P62">Calibrated, maintained, and tested lab equipment to ensure reliable experimental results.</text:p>
        </text:list-item>
        <text:list-item>
          <text:p text:style-name="P63">Ensured laboratory safety, documentation accuracy, and environment organization.</text:p>
        </text:list-item>
      </text:list>
      <text:p text:style-name="P64"/>
      <text:p text:style-name="P65">Volunteer, Data for Municipal Infrastructure Assets<text:s/><text:tab/><text:tab/><text:tab/><text:tab/><text:s text:c="5"/><text:tab/><text:s text:c="11"/>June 2021 – August 2021</text:p>
      <text:list text:style-name="LFO6" text:continue-numbering="true">
        <text:list-item>
          <text:p text:style-name="P66">Retrieved and processed data for road–river crossing assessments</text:p>
        </text:list-item>
        <text:list-item>
          <text:p text:style-name="P67">Evaluated infrastructure and prioritized repairs to optimize maintenance planning</text:p>
        </text:list-item>
      </text:list>
      <text:p text:style-name="P68"/>
      <text:p text:style-name="P69">Teaching Assistant, University of the Witwatersrand<text:tab/><text:s text:c="9"/><text:tab/><text:tab/><text:tab/><text:tab/><text:s text:c="17"/>Feb 2021 – June 2021</text:p>
      <text:list text:style-name="LFO7" text:continue-numbering="true">
        <text:list-item>
          <text:p text:style-name="P70">Supported groups and individual students in mastering microprocessor concepts, with a focus on Assembly language programming.</text:p>
        </text:list-item>
        <text:list-item>
          <text:p text:style-name="P71">Assisted with software setup, debugging Assembly code, and applying development tools during practical lab sessions.</text:p>
        </text:list-item>
        <text:list-item>
          <text:p text:style-name="P72">Facilitated hands-on learning by guiding students through troubleshooting and programming challenges.</text:p>
        </text:list-item>
      </text:list>
      <text:p text:style-name="P73"/>
      <text:p text:style-name="P74">Lecturer Assistant, Wits – School of Electrical and Information Eng. <text:s text:c="26"/><text:tab/><text:s text:c="6"/><text:tab/><text:s text:c="6"/>Nov 2020 - Feb 2021</text:p>
      <text:list text:style-name="LFO8" text:continue-numbering="true">
        <text:list-item>
          <text:p text:style-name="P75">Tested and evaluated new microcontrollers for integration into upcoming courses and lab exercises.</text:p>
        </text:list-item>
        <text:list-item>
          <text:p text:style-name="P76">Implemented and validated practical lab experiments to ensure technical accuracy and feasibility.</text:p>
        </text:list-item>
        <text:list-item>
          <text:p text:style-name="P77">Reviewed lab instructions to improve clarity, workflow, and timing for enhanced student learning outcomes.</text:p>
        </text:list-item>
      </text:list>
      <text:h text:style-name="Heading2" text:outline-level="2"><text:span text:style-name="T78">Education</text:span></text:h>
      <text:p text:style-name="Standard"><text:span text:style-name="T79">BSc (Hon) Electrical and Information Engineering,<text:s/></text:span><text:span text:style-name="T80"><text:tab/></text:span><text:span text:style-name="T81"><text:tab/>4</text:span><text:span text:style-name="T82">th</text:span><text:span text:style-name="T83"><text:s/>Year</text:span><text:span text:style-name="T84"><text:tab/></text:span><text:span text:style-name="T85"><text:tab/>Expected Grad. Date: 2025</text:span></text:p>
      <text:p text:style-name="P86">University of the Witwatersrand, Johannesburg</text:p>
      <text:h text:style-name="P87" text:outline-level="2">Achievements and Awards</text:h>
      <text:list text:style-name="LFO9" text:continue-numbering="true">
        <text:list-item>
          <text:p text:style-name="P88">Triumphs in High-Performance Computing (HPC) and Data Science Competitions:</text:p>
          <text:list text:continue-numbering="true">
            <text:list-item>
              <text:p text:style-name="P89">CHPC-SCC 2021 – 2nd out of 4 national finalists.</text:p>
            </text:list-item>
            <text:list-item>
              <text:p text:style-name="P90">DIRISA Datathon 2020 – 2nd out of 9 national competitors.</text:p>
            </text:list-item>
            <text:list-item>
              <text:p text:style-name="P91">ISC22-SCC – Selected to represent South Africa at the International Supercomputing Conference 2022.</text:p>
            </text:list-item>
          </text:list>
        </text:list-item>
      </text:list>
      <text:h text:style-name="P92" text:outline-level="2">Certifications</text:h>
      <text:p text:style-name="P93">The Cybersecurity Threat Landscape, LinkedIn Learning, 2023</text:p>
      <text:soft-page-break/>
      <text:h text:style-name="P94" text:outline-level="2">Teamwork &amp; Extracurricular Activities</text:h>
      <text:list text:style-name="LFO10" text:continue-numbering="true">
        <text:list-item>
          <text:p text:style-name="P95">Music Collaboration &amp; Performance:</text:p>
        </text:list-item>
      </text:list>
      <text:list text:style-name="LFO11" text:continue-numbering="true">
        <text:list-item>
          <text:list>
            <text:list-item>
              <text:p text:style-name="P96">Proficient in electric piano and bass guitar; self-taught with consistent practice and discipline.</text:p>
            </text:list-item>
            <text:list-item>
              <text:p text:style-name="P97">Collaborate regularly with musicians in group settings, demonstrating good teamwork, creativity, timing, and team synergy.<text:s/></text:p>
            </text:list-item>
          </text:list>
        </text:list-item>
      </text:list>
      <text:list text:style-name="LFO10" text:continue-numbering="true">
        <text:list-item>
          <text:p text:style-name="P98">Competitive Strategy &amp; Systems Thinking:</text:p>
        </text:list-item>
      </text:list>
      <text:list text:style-name="LFO12" text:continue-numbering="true">
        <text:list-item>
          <text:list>
            <text:list-item>
              <text:p text:style-name="P99">Active in online gaming communities, where strategic thinking and coordination under pressure are essential.</text:p>
            </text:list-item>
            <text:list-item>
              <text:p text:style-name="P100">Demonstrate rapid decision-making, adaptive problem solving, and multi-layered systems analysis in real-time environments.</text:p>
            </text:list-item>
          </text:list>
        </text:list-item>
      </text:list>
      <text:h text:style-name="P101" text:outline-level="2">Professional Memberships</text:h>
      <text:list text:style-name="LFO13" text:continue-numbering="true">
        <text:list-item>
          <text:p text:style-name="P102">Student Member, South African Institute of Electrical Engineers (SAIEE)</text:p>
        </text:list-item>
        <text:list-item>
          <text:p text:style-name="P103">Subscriber, Creamer Media (Engineering News, Mining Weekly)<text:s/></text:p>
        </text:list-item>
      </text:list>
      <text:h text:style-name="P104" text:outline-level="2">Conferences and Networking</text:h>
      <text:list text:style-name="LFO14" text:continue-numbering="true">
        <text:list-item>
          <text:p text:style-name="P105">Attendee, [Conference/Workshop Name], [Year]</text:p>
        </text:list-item>
        <text:list-item>
          <text:p text:style-name="P106">Attendee,<text:s/>Industry<text:s/>Readiness<text:s/>Program,<text:s/>2025</text:p>
        </text:list-item>
        <text:list-item>
          <text:p text:style-name="P107">[Any other relevant conferences, workshops, or networking events attended]</text:p>
        </text:list-item>
      </text:list>
      <text:h text:style-name="P108" text:outline-level="2">Professional Development</text:h>
      <text:list text:style-name="LFO14" text:continue-numbering="true">
        <text:list-item>
          <text:p text:style-name="P109">Online Course: [Course Title], [Platform], [Year]</text:p>
        </text:list-item>
        <text:list-item>
          <text:p text:style-name="P110">Workshop: [Workshop Title], [Organizer], [Year]</text:p>
        </text:list-item>
      </text:list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Noto Sans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722in" fo:margin-left="0.4722in" fo:margin-bottom="0.4722in" fo:margin-right="0.472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Thendo Ramashia</dc:creator>
    <meta:creation-date>2025-06-30T11:11:00Z</meta:creation-date>
    <dc:date>2025-12-07T15:17:00Z</dc:date>
    <meta:print-date>2025-12-07T15:01:00Z</meta:print-date>
    <meta:template xlink:href="Normal.dotm" xlink:type="simple"/>
    <meta:editing-cycles>23</meta:editing-cycles>
    <meta:editing-duration>PT9120S</meta:editing-duration>
    <meta:user-defined meta:name="AppVersion">16.0000</meta:user-defined>
    <meta:document-statistic meta:page-count="3" meta:paragraph-count="13" meta:word-count="985" meta:character-count="6589" meta:row-count="46" meta:non-whitespace-character-count="5617"/>
  </office:meta>
</office:document-meta>
</file>